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ato, proxima-nova, 'Helvetica Neue', Arial, sans-serif" svg:font-family="Lato, proxima-nova, 'Helvetica Neue', Arial, sans-serif"/>
    <style:font-face style:name="Consolas, 'Liberation Mono', Courier, monospace" svg:font-family="Consolas, 'Liberation Mono', Courier, monospace"/>
    <style:font-face style:name="Consolas, 'Andale Mono WT', 'Andale Mono', 'Lucida Console', 'Lucida Sans Typewriter', 'DejaVu Sans Mono', 'Bitstream Vera Sans Mono', 'Liberation Mono', 'Nimbus Mono L', Monaco, 'Courier New', Courier, monospace" svg:font-family="Consolas, 'Andale Mono WT', 'Andale Mono', 'Lucida Console', 'Lucida Sans Typewriter', 'DejaVu Sans Mono', 'Bitstream Vera Sans Mono', 'Liberation Mono', 'Nimbus Mono L', Monaco, 'Courier New', Courier, monospace"/>
  </office:font-face-decls>
  <office:automatic-styles>
    <style:style style:family="text" style:name="T10" style:display-name="T10">
      <style:text-properties fo:color="#404040" style:font-name="Consolas, 'Andale Mono WT', 'Andale Mono', 'Lucida Console', 'Lucida Sans Typewriter', 'DejaVu Sans Mono', 'Bitstream Vera Sans Mono', 'Liberation Mono', 'Nimbus Mono L', Monaco, 'Courier New', Courier, monospace" fo:font-size="9pt" fo:text-transform="none"/>
    </style:style>
    <style:style style:family="text" style:name="T11" style:display-name="T11">
      <style:text-properties fo:color="#404040" style:font-name="Consolas, 'Andale Mono WT', 'Andale Mono', 'Lucida Console', 'Lucida Sans Typewriter', 'DejaVu Sans Mono', 'Bitstream Vera Sans Mono', 'Liberation Mono', 'Nimbus Mono L', Monaco, 'Courier New', Courier, monospace" fo:font-size="9pt" fo:font-weight="bold" fo:text-transform="none"/>
    </style:style>
    <style:style style:family="text" style:name="T1" style:display-name="T1">
      <style:text-properties fo:font-weight="normal"/>
    </style:style>
    <style:style style:family="text" style:name="T2" style:display-name="T2">
      <style:text-properties fo:color="#333333" style:font-name="Consolas, 'Andale Mono WT', 'Andale Mono', 'Lucida Console', 'Lucida Sans Typewriter', 'DejaVu Sans Mono', 'Bitstream Vera Sans Mono', 'Liberation Mono', 'Nimbus Mono L', Monaco, 'Courier New', Courier, monospace" fo:font-size="9pt" fo:text-transform="none"/>
    </style:style>
    <style:style style:family="text" style:name="T3" style:display-name="T3">
      <style:text-properties fo:color="#333333" style:font-name="Consolas, 'Andale Mono WT', 'Andale Mono', 'Lucida Console', 'Lucida Sans Typewriter', 'DejaVu Sans Mono', 'Bitstream Vera Sans Mono', 'Liberation Mono', 'Nimbus Mono L', Monaco, 'Courier New', Courier, monospace" fo:font-size="9pt" fo:font-weight="normal" fo:text-transform="none"/>
    </style:style>
    <style:style style:family="text" style:name="T4" style:display-name="T4">
      <style:text-properties fo:color="#404040" style:font-name="Consolas, 'Andale Mono WT', 'Andale Mono', 'Lucida Console', 'Lucida Sans Typewriter', 'DejaVu Sans Mono', 'Bitstream Vera Sans Mono', 'Liberation Mono', 'Nimbus Mono L', Monaco, 'Courier New', Courier, monospace" fo:font-size="9pt" fo:font-weight="normal" fo:text-transform="none"/>
    </style:style>
    <style:style style:family="text" style:name="T5" style:display-name="T5">
      <style:text-properties fo:color="#9b59b6" style:font-name="Lato, proxima-nova, 'Helvetica Neue', Arial, sans-serif" fo:font-size="12pt" fo:font-weight="normal" fo:text-transform="none"/>
    </style:style>
    <style:style style:family="text" style:name="T6" style:display-name="T6" style:parent-style-name="Source-Text-text">
      <style:text-properties fo:color="#111111" fo:font-size="10.5pt" fo:font-weight="normal" fo:text-transform="none"/>
    </style:style>
    <style:style style:family="text" style:name="T7" style:display-name="T7">
      <style:text-properties fo:color="#333333" style:font-name="Consolas, 'Liberation Mono', Courier, monospace" fo:font-size="12pt"/>
    </style:style>
    <style:style style:family="text" style:name="T8" style:display-name="T8" style:parent-style-name="Source-Text-text">
      <style:text-properties fo:color="#333333" style:font-name="Consolas, 'Liberation Mono', Courier, monospace" fo:font-size="12pt" fo:font-weight="normal" fo:text-transform="none"/>
    </style:style>
    <style:style style:family="text" style:name="T9" style:display-name="T9" style:parent-style-name="Source-Text-text">
      <style:text-properties fo:color="#111111" fo:font-size="10.5pt"/>
    </style:style>
    <style:style style:family="paragraph" style:name="P2" style:display-name="P2" style:parent-style-name="Normal">
      <style:text-properties fo:font-weight="normal"/>
    </style:style>
    <style:style style:family="paragraph" style:name="P3" style:display-name="P3" style:parent-style-name="Normal">
      <style:text-properties fo:color="#333333" style:font-name="Consolas, 'Andale Mono WT', 'Andale Mono', 'Lucida Console', 'Lucida Sans Typewriter', 'DejaVu Sans Mono', 'Bitstream Vera Sans Mono', 'Liberation Mono', 'Nimbus Mono L', Monaco, 'Courier New', Courier, monospace" fo:font-size="9pt" fo:font-weight="normal" fo:text-transform="none"/>
    </style:style>
    <style:style style:family="paragraph" style:name="P4" style:display-name="P4" style:parent-style-name="Normal">
      <style:text-properties fo:color="#404040" style:font-name="Consolas, 'Andale Mono WT', 'Andale Mono', 'Lucida Console', 'Lucida Sans Typewriter', 'DejaVu Sans Mono', 'Bitstream Vera Sans Mono', 'Liberation Mono', 'Nimbus Mono L', Monaco, 'Courier New', Courier, monospace" fo:font-size="9pt" fo:font-weight="normal" fo:text-transform="none"/>
    </style:style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Instalar o necessário para o workshop:</text:p>
        <text:p text:style-name="Normal">A instalar o tensorflow só é necessário a instalação com suporte de cpu (esta advertência é mais relevante para utilizadores de windows que é quase impossivel instalar os outros tipos)</text:p>
        <text:p text:style-name="Normal"/>
        <text:p text:style-name="Normal">windows: </text:p>
        <text:p text:style-name="Normal">(Se instalar no windows não será possível fazer a parte final deste workshop ,uma vez q</text:p>
        <text:p text:style-name="Normal">ue o windows não suporta Keras)</text:p>
        <text:p text:style-name="Normal"/>
        <text:p text:style-name="Normal">1-In<text:span text:style-name="T1">stalar a anaconda →Abra este link: https://www.anaconda.com/download/#windows</text:span></text:p>
        <text:p text:style-name="Normal">escolha a opção mais adequada para o seu computador de download.</text:p>
        <text:p text:style-name="P2">(instale a versão python 3.6) </text:p>
        <text:p text:style-name="P2"/>
        <text:p text:style-name="Normal"><text:span text:style-name="T1">2- instalar jupyter nb_extensions → (não é 100 por cento necessário ,caso não consiga não trará nenhum problema na execução do workshop)</text:span></text:p>
        <text:p text:style-name="Normal"/>
        <text:p text:style-name="P2"><text:tab/>insira num terminal as seguintes linhas de comando:</text:p>
        <text:p text:style-name="P2"><text:tab/><text:span text:style-name="T2">conda install -c conda-forge jupyter_contrib_nbextensions</text:span></text:p>
        <text:p text:style-name="P3"/>
        <text:p text:style-name="Normal"><text:span text:style-name="T3"><text:tab/>jupyter nbextension enable </text:span><text:span text:style-name="T4">j</text:span><text:a xlink:href="https://github.com/Jupyter-contrib/jupyter_nbextensions_configurator"><text:span text:style-name="T5">upyter_nbextensions_configurator</text:span></text:a><text:span text:style-name="T4"> </text:span></text:p>
        <text:p text:style-name="Normal"/>
        <text:p text:style-name="Normal"><text:span text:style-name="T4"><text:tab/>Caso não funcione tente:</text:span></text:p>
        <text:p text:style-name="Normal"><text:span text:style-name="T4"><text:tab/></text:span><text:span text:style-name="T6">conda install -c </text:span><text:a xlink:href="https://conda.anaconda.org/robintw"><text:span text:style-name="Source-Text-text">https://conda.anaconda.org/robintw</text:span></text:a><text:span text:style-name="T6"> nbextensions</text:span></text:p>
        <text:p text:style-name="Normal"/>
        <text:p text:style-name="P4"><text:span text:style-name="T7">(Para verificar se as instalações estão bem , insira num terminal o comando :</text:span></text:p>
        <text:p text:style-name="P4"><text:span text:style-name="T7"> jupyter notebook</text:span></text:p>
        <text:p text:style-name="P4"><text:span text:style-name="T8">se tiver aberto um browser com esse programa está a funcionar ).Pode também experimentar abrir o guião.</text:span></text:p>
        <text:p text:style-name="P2"/>
        <text:p text:style-name="P2">Linux:</text:p>
        <text:p text:style-name="P2"/>
        <text:p text:style-name="Normal">1-In<text:span text:style-name="T1">stalar a anaconda →Abra este link: https://www.anaconda.com/download/#linux</text:span></text:p>
        <text:p text:style-name="Normal">escolha a opção mais adequada para o seu computador de download.</text:p>
        <text:p text:style-name="P2">(instale a versão python 3.6) </text:p>
        <text:p text:style-name="P2"/>
        <text:p text:style-name="P2">2- instalar jupyter nb_extensions → (não é 100 por cento necessário )</text:p>
        <text:p text:style-name="P2">(procedimento pode ser visto neste link , em baixo estão as linhas de comando necessárias)</text:p>
        <text:p text:style-name="Normal"><text:a xlink:href="http://jupyter-contrib-nbextensions.readthedocs.io/en/latest/install.html"><text:span text:style-name="T1">http://jupyter-contrib-nbextensions.readthedocs.io/en/latest/install.html</text:span></text:a></text:p>
        <text:p text:style-name="Normal"><text:span text:style-name="T1"> </text:span></text:p>
        <text:p text:style-name="P2"><text:tab/>resumo da instalação:</text:p>
        <text:p text:style-name="P2"><text:tab/>insira num terminal as seguintes linhas de comando:</text:p>
        <text:p text:style-name="P2"><text:tab/><text:span text:style-name="T2">conda install -c conda-forge jupyter_contrib_nbextensions</text:span></text:p>
        <text:p text:style-name="P3"/>
        <text:p text:style-name="Normal"><text:span text:style-name="T3"><text:tab/>jupyter nbextension enable </text:span><text:span text:style-name="T4">j</text:span><text:a xlink:href="https://github.com/Jupyter-contrib/jupyter_nbextensions_configurator"><text:span text:style-name="T5">upyter_nbextensions_configurator</text:span></text:a><text:span text:style-name="T4"> </text:span></text:p>
        <text:p text:style-name="Normal"/>
        <text:p text:style-name="Normal"><text:span text:style-name="T4"><text:tab/>Caso não funcione tente:</text:span></text:p>
        <text:p text:style-name="P4"><text:tab/><text:span text:style-name="T9">conda install -c </text:span><text:a xlink:href="https://conda.anaconda.org/robintw"><text:span text:style-name="Source-Text-text">https://conda.anaconda.org/robintw</text:span></text:a><text:span text:style-name="T9"> nbextensions</text:span></text:p>
        <text:p text:style-name="P4"/>
        <text:p text:style-name="P2"><text:span text:style-name="T10">3-Instale a biblioteca TensorFlow</text:span></text:p>
        <text:p text:style-name="P2"><text:span text:style-name="T10"><text:tab/>insira num terminal os seguntes comandos:</text:span></text:p>
        <text:p text:style-name="P2"><text:span text:style-name="T10"><text:tab/><text:tab/></text:span><text:span text:style-name="T11">conda install -c conda-forge tensorflow </text:span></text:p>
        <text:p text:style-name="P4"/>
        <text:p text:style-name="P4">4-instale a biblioteca keras</text:p>
        <text:p text:style-name="P4"><text:tab/>insira num terminal os seguintes comandos</text:p>
        <text:p text:style-name="P4"><text:tab/><text:tab/><text:span text:style-name="T7">conda install -c conda-forge keras </text:span></text:p>
        <text:p text:style-name="P4"/>
        <text:p text:style-name="P4"><text:span text:style-name="T7">(Para verificar se as instalações estão bem , insira num terminal o comando :</text:span></text:p>
        <text:p text:style-name="P4"><text:span text:style-name="T7"> jupyter notebook</text:span></text:p>
        <text:p text:style-name="P4"><text:span text:style-name="T7">se tiver aberto um browser com esse programa está a funcionar ).Pode também experimentar abrir o guião.</text:span></text:p>
        <text:p text:style-name="P2"/>
        <text:p text:style-name="Normal"/>
        <text:p text:style-name="Normal">IOS:</text:p>
        <text:p text:style-name="Normal"/>
        <text:p text:style-name="Normal">1-In<text:span text:style-name="T1">stalar a anaconda →Abra este link: https://www.anaconda.com/download/#macos</text:span></text:p>
        <text:p text:style-name="Normal">escolha a opção mais adequada para o seu computador de download.</text:p>
        <text:p text:style-name="P2">(instale a versão python 3.6) </text:p>
        <text:p text:style-name="P2"/>
        <text:p text:style-name="Normal"><text:span text:style-name="T1">2- instalar jupyter nb_extensions → (não é 100 por cento necessário ,caso não consiga não trará nenhum problema na execução do workshop)</text:span></text:p>
        <text:p text:style-name="Normal"/>
        <text:p text:style-name="P2"><text:tab/>insira num terminal as seguintes linhas de comando:</text:p>
        <text:p text:style-name="P2"><text:tab/><text:span text:style-name="T2">conda install -c conda-forge jupyter_contrib_nbextensions</text:span></text:p>
        <text:p text:style-name="P3"/>
        <text:p text:style-name="Normal"><text:span text:style-name="T3"><text:tab/>jupyter nbextension enable </text:span><text:span text:style-name="T4">j</text:span><text:a xlink:href="https://github.com/Jupyter-contrib/jupyter_nbextensions_configurator"><text:span text:style-name="T5">upyter_nbextensions_configurator</text:span></text:a><text:span text:style-name="T4"> </text:span></text:p>
        <text:p text:style-name="Normal"/>
        <text:p text:style-name="Normal"><text:span text:style-name="T4"><text:tab/>Caso não funcione tente:</text:span></text:p>
        <text:p text:style-name="Normal"><text:span text:style-name="T4"><text:tab/></text:span><text:span text:style-name="T6">conda install -c </text:span><text:a xlink:href="https://conda.anaconda.org/robintw"><text:span text:style-name="Source-Text-text">https://conda.anaconda.org/robintw</text:span></text:a><text:span text:style-name="T6"> nbextensions</text:span></text:p>
        <text:p text:style-name="Normal"/>
        <text:p text:style-name="P4"/>
        <text:p text:style-name="P2"><text:span text:style-name="T10">3-Instale a biblioteca TensorFlow</text:span></text:p>
        <text:p text:style-name="P2"><text:span text:style-name="T10"><text:tab/>insira num terminal os seguntes comandos:</text:span></text:p>
        <text:p text:style-name="P2"><text:span text:style-name="T10"><text:tab/><text:tab/></text:span><text:span text:style-name="T11">conda install -c conda-forge tensorflow </text:span></text:p>
        <text:p text:style-name="P4"/>
        <text:p text:style-name="P4">4-instale a biblioteca keras</text:p>
        <text:p text:style-name="P4"><text:tab/>insira num terminal os seguintes comandos</text:p>
        <text:p text:style-name="P4"><text:tab/><text:tab/><text:span text:style-name="T7">conda install -c conda-forge keras </text:span></text:p>
        <text:p text:style-name="P4"/>
        <text:p text:style-name="P4"><text:span text:style-name="T7">(Para verificar se as instalações estão bem , insira num terminal o comando :</text:span></text:p>
        <text:p text:style-name="P4"><text:span text:style-name="T7"> jupyter notebook</text:span></text:p>
        <text:p text:style-name="P4"><text:span text:style-name="T7">se tiver aberto um browser com esse programa está a funcionar 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Mono" svg:font-family="Liberation Mono"/>
    <style:font-face style:name="Liberation Serif" svg:font-family="Liberation Serif"/>
    <style:font-face style:name="Consolas, 'Andale Mono WT', 'Andale Mono', 'Lucida Console', 'Lucida Sans Typewriter', 'DejaVu Sans Mono', 'Bitstream Vera Sans Mono', 'Liberation Mono', 'Nimbus Mono L', Monaco, 'Courier New', Courier, monospace" svg:font-family="Consolas, 'Andale Mono WT', 'Andale Mono', 'Lucida Console', 'Lucida Sans Typewriter', 'DejaVu Sans Mono', 'Bitstream Vera Sans Mono', 'Liberation Mono', 'Nimbus Mono L', Monaco, 'Courier New', Courier, monospace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Source-Text-text" style:display-name="Source Text_text" style:next-style-name="Source-Text-text">
      <style:text-properties style:font-name="Liberation Mono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pt" fo:country="PT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Liberation Mono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2-26T14:22:13.664688548</meta:creation-date>
    <dc:date>Tue May 19 23:25:41 2020
</dc:date>
  </office:meta>
</office:document-meta>
</file>